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277" officeooo:paragraph-rsid="0006c277"/>
    </style:style>
    <style:style style:name="P2" style:family="paragraph" style:parent-style-name="Standard">
      <style:text-properties officeooo:rsid="00074a2b" officeooo:paragraph-rsid="00074a2b"/>
    </style:style>
    <style:style style:name="P3" style:family="paragraph" style:parent-style-name="Standard">
      <style:text-properties officeooo:rsid="00093fcf" officeooo:paragraph-rsid="00093fcf"/>
    </style:style>
    <style:style style:name="P4" style:family="paragraph" style:parent-style-name="Standard">
      <style:text-properties officeooo:rsid="000adcab" officeooo:paragraph-rsid="000ad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Mail with Github – invite Jean ++</text:p>
      <text:p text:style-name="P1"/>
      <text:p text:style-name="P1">I2C – libraries – STM32</text:p>
      <text:p text:style-name="P1"/>
      <text:p text:style-name="P1">1. run imu at frequency and how often <text:s/>- high performance setup</text:p>
      <text:p text:style-name="P1">2. reliably log IMU in i.e. 20 minutes at a time, logging to SD-card → average to 100Hz?</text:p>
      <text:p text:style-name="P1">3. 200Hz? 830Hz, 10 hz FFT</text:p>
      <text:p text:style-name="P1">4. Kalmanfiltering and downsizing on Sparkfun?</text:p>
      <text:p text:style-name="P1"><text:tab/>* Doppler effect – best precision in horizontal</text:p>
      <text:p text:style-name="P1"><text:tab/>* two dimensional spectrum, and not one directional</text:p>
      <text:p text:style-name="P1">* magnetometer, difficult</text:p>
      <text:p text:style-name="P1"/>
      <text:p text:style-name="P1"/>
      <text:p text:style-name="P2">Wave theory</text:p>
      <text:p text:style-name="P2"/>
      <text:p text:style-name="P2">IMU (accelerometer, gyroscope or (a/g/gps doppler) ) + GPS</text:p>
      <text:p text:style-name="P1"/>
      <text:p text:style-name="P1"/>
      <text:p text:style-name="P2">peak period</text:p>
      <text:p text:style-name="P2">signifdicant wave height</text:p>
      <text:p text:style-name="P2">spectrum 800 bytes?</text:p>
      <text:p text:style-name="P2">Laws about duty cycle 868 mHz</text:p>
      <text:p text:style-name="P2"/>
      <text:p text:style-name="P2"/>
      <text:p text:style-name="P3">Kalman filter – theory custom – send issue</text:p>
      <text:p text:style-name="P3">Dual antenna GPS – RTK → ionosphere distrubred, 1mm, XYZ</text:p>
      <text:p text:style-name="P3"/>
      <text:p text:style-name="P3">Redundancy</text:p>
      <text:p text:style-name="P3">* IMU + GPS</text:p>
      <text:p text:style-name="P3">* IMU</text:p>
      <text:p text:style-name="P3"/>
      <text:p text:style-name="P3">* Particle filters</text:p>
      <text:p text:style-name="P3">‘FFT – power of two</text:p>
      <text:p text:style-name="P3"/>
      <text:p text:style-name="P4">openmetbuoy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4T14:59:23.909558928</meta:creation-date>
    <dc:date>2026-01-14T15:45:46.456875737</dc:date>
    <meta:editing-duration>PT16M17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1" meta:paragraph-count="23" meta:word-count="125" meta:character-count="730" meta:non-whitespace-character-count="617"/>
  </office:meta>
</office:document-meta>
</file>